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10 Pitch" svg:font-family="'Courier 10 Pitch'" style:font-pitch="fixed"/>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fo:line-height="100%"/>
      <style:text-properties fo:font-size="14pt" style:text-underline-style="none" fo:font-weight="bold" style:font-size-asian="14pt" style:font-weight-asian="bold" style:font-size-complex="14pt" style:font-weight-complex="bold"/>
    </style:style>
    <style:style style:name="P3" style:family="paragraph" style:parent-style-name="Standard">
      <style:paragraph-properties fo:margin-top="0in" fo:margin-bottom="0in" fo:line-height="100%"/>
      <style:text-properties fo:font-size="11pt" style:font-size-asian="11pt" style:font-size-complex="11pt"/>
    </style:style>
    <style:style style:name="P4" style:family="paragraph" style:parent-style-name="Standard">
      <style:paragraph-properties fo:margin-top="0in" fo:margin-bottom="0in" fo:line-height="100%"/>
      <style:text-properties fo:font-size="11pt" officeooo:paragraph-rsid="00100f87" style:font-size-asian="11pt" style:font-size-complex="11pt"/>
    </style:style>
    <style:style style:name="P5" style:family="paragraph" style:parent-style-name="Standard">
      <style:paragraph-properties fo:margin-left="0in" fo:margin-right="0in" fo:margin-top="0in" fo:margin-bottom="0in" fo:line-height="100%" fo:text-indent="0in" style:auto-text-indent="false"/>
    </style:style>
    <style:style style:name="P6" style:family="paragraph" style:parent-style-name="Standard">
      <style:paragraph-properties fo:margin-left="0in" fo:margin-right="0in" fo:margin-top="0in" fo:margin-bottom="0in" fo:line-height="100%" fo:text-indent="0in" style:auto-text-indent="false"/>
      <style:text-properties fo:language="en" fo:country="US"/>
    </style:style>
    <style:style style:name="P7" style:family="paragraph" style:parent-style-name="Standard">
      <style:paragraph-properties fo:margin-left="0in" fo:margin-right="0in" fo:margin-top="0in" fo:margin-bottom="0in" fo:line-height="100%" fo:text-align="center" style:justify-single-word="false" fo:text-indent="0in" style:auto-text-indent="false"/>
      <style:text-properties fo:language="en" fo:country="US" fo:font-weight="bold" officeooo:paragraph-rsid="000df94a" style:font-weight-asian="bold" style:font-weight-complex="bold"/>
    </style:style>
    <style:style style:name="P8" style:family="paragraph" style:parent-style-name="Standard">
      <style:paragraph-properties fo:margin-left="0in" fo:margin-right="0in" fo:margin-top="0in" fo:margin-bottom="0in" fo:line-height="100%" fo:text-align="center" style:justify-single-word="false" fo:text-indent="0in" style:auto-text-indent="false"/>
      <style:text-properties fo:font-size="26pt" fo:font-weight="bold" style:font-size-asian="26pt" style:font-weight-asian="bold" style:font-size-complex="26pt" style:font-weight-complex="bold"/>
    </style:style>
    <style:style style:name="P9" style:family="paragraph" style:parent-style-name="Standard">
      <style:paragraph-properties fo:margin-left="0in" fo:margin-right="0in" fo:margin-top="0in" fo:margin-bottom="0in" fo:line-height="100%" fo:text-indent="0in" style:auto-text-indent="false"/>
      <style:text-properties fo:font-size="11pt" style:font-size-asian="11pt" style:font-size-complex="11pt"/>
    </style:style>
    <style:style style:name="P10" style:family="paragraph" style:parent-style-name="Standard">
      <style:paragraph-properties fo:margin-left="0in" fo:margin-right="0in" fo:margin-top="0in" fo:margin-bottom="0in" fo:line-height="100%" fo:text-indent="0in" style:auto-text-indent="false"/>
      <style:text-properties fo:font-size="11pt" officeooo:paragraph-rsid="000df94a" style:font-size-asian="11pt" style:font-size-complex="11pt"/>
    </style:style>
    <style:style style:name="P11" style:family="paragraph" style:parent-style-name="Standard">
      <style:paragraph-properties fo:margin-left="0in" fo:margin-right="0in" fo:margin-top="0in" fo:margin-bottom="0in" fo:line-height="100%" fo:text-indent="0in" style:auto-text-indent="false"/>
      <style:text-properties fo:font-size="11pt" fo:font-weight="bold" officeooo:paragraph-rsid="000df94a" style:font-size-asian="11pt" style:font-weight-asian="bold" style:font-size-complex="11pt" style:font-weight-complex="bold"/>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style:text-properties fo:font-size="11pt" fo:font-weight="bold" style:font-size-asian="11pt" style:font-weight-asian="bold" style:font-size-complex="11pt" style:font-weight-complex="bold"/>
    </style:style>
    <style:style style:name="P13" style:family="paragraph" style:parent-style-name="Standard">
      <style:paragraph-properties fo:margin-top="0in" fo:margin-bottom="0.2in" fo:line-height="100%"/>
      <style:text-properties fo:font-size="11pt" officeooo:paragraph-rsid="000df94a" style:font-size-asian="11pt" style:font-size-complex="11pt"/>
    </style:style>
    <style:style style:name="P14" style:family="paragraph" style:parent-style-name="Standard">
      <style:paragraph-properties fo:margin-left="0in" fo:margin-right="0in" fo:margin-top="0in" fo:margin-bottom="0in" fo:line-height="100%" fo:text-indent="0in" style:auto-text-indent="false"/>
      <style:text-properties fo:font-size="11pt" officeooo:paragraph-rsid="000df94a" style:font-size-asian="11pt" style:language-asian="es" style:country-asian="ES" style:font-size-complex="11pt"/>
    </style:style>
    <style:style style:name="P15" style:family="paragraph" style:parent-style-name="Standard">
      <style:paragraph-properties fo:margin-left="0in" fo:margin-right="0in" fo:margin-top="0in" fo:margin-bottom="0in" fo:line-height="100%" fo:text-indent="0in" style:auto-text-indent="false"/>
      <style:text-properties fo:font-size="11pt" style:font-size-asian="11pt" style:font-size-complex="11pt"/>
    </style:style>
    <style:style style:name="P16" style:family="paragraph" style:parent-style-name="Standard" style:list-style-name="WWNum3"/>
    <style:style style:name="P17" style:family="paragraph" style:parent-style-name="Standard">
      <style:paragraph-properties fo:margin-top="0in" fo:margin-bottom="0in" fo:line-height="100%"/>
      <style:text-properties fo:font-size="14pt" style:text-underline-style="none" fo:font-weight="bold" style:font-size-asian="14pt" style:font-weight-asian="bold" style:font-size-complex="14pt"/>
    </style:style>
    <style:style style:name="P18" style:family="paragraph" style:parent-style-name="Standard">
      <style:paragraph-properties fo:margin-top="0in" fo:margin-bottom="0in" fo:line-height="100%"/>
      <style:text-properties fo:font-size="14pt" fo:font-weight="bold" style:font-size-asian="14pt" style:font-weight-asian="bold" style:font-size-complex="14pt" style:font-weight-complex="bold"/>
    </style:style>
    <style:style style:name="P19" style:family="paragraph" style:parent-style-name="Standard">
      <style:paragraph-properties fo:margin-top="0in" fo:margin-bottom="0in" fo:line-height="100%"/>
      <style:text-properties fo:font-size="12pt" style:font-size-asian="12pt" style:font-size-complex="12pt"/>
    </style:style>
    <style:style style:name="P20" style:family="paragraph" style:parent-style-name="Standard">
      <style:paragraph-properties fo:margin-top="0in" fo:margin-bottom="0in" fo:line-height="100%"/>
      <style:text-properties fo:font-size="11pt" officeooo:rsid="00100f87" style:font-size-asian="11pt" style:font-size-complex="11pt"/>
    </style:style>
    <style:style style:name="P21" style:family="paragraph" style:parent-style-name="Standard">
      <style:paragraph-properties fo:margin-top="0in" fo:margin-bottom="0in" fo:line-height="100%"/>
      <style:text-properties fo:font-size="11pt" officeooo:rsid="00100f87" officeooo:paragraph-rsid="00100f87" style:font-size-asian="11pt" style:font-size-complex="11pt"/>
    </style:style>
    <style:style style:name="P22" style:family="paragraph" style:parent-style-name="Standard" style:list-style-name="L1">
      <style:paragraph-properties fo:margin-top="0in" fo:margin-bottom="0in" fo:line-height="100%"/>
      <style:text-properties fo:font-size="11pt" officeooo:rsid="00100f87" officeooo:paragraph-rsid="00100f87" style:font-size-asian="11pt" style:font-size-complex="11pt"/>
    </style:style>
    <style:style style:name="P23" style:family="paragraph" style:parent-style-name="Standard" style:list-style-name="L1">
      <style:paragraph-properties fo:margin-top="0in" fo:margin-bottom="0in" fo:line-height="100%"/>
      <style:text-properties fo:font-size="11pt" officeooo:paragraph-rsid="00100f87" style:font-size-asian="11pt" style:font-size-complex="11pt"/>
    </style:style>
    <style:style style:name="P24" style:family="paragraph" style:parent-style-name="Standard" style:list-style-name="L1">
      <style:paragraph-properties fo:margin-top="0in" fo:margin-bottom="0in" fo:line-height="100%"/>
      <style:text-properties fo:font-size="11pt" officeooo:rsid="0011c6d9" officeooo:paragraph-rsid="0011c6d9" style:font-size-asian="11pt" style:font-size-complex="11pt"/>
    </style:style>
    <style:style style:name="P25" style:family="paragraph" style:parent-style-name="Standard">
      <style:paragraph-properties fo:margin-top="0in" fo:margin-bottom="0in" fo:line-height="100%"/>
      <style:text-properties fo:font-size="16pt" style:text-underline-style="solid" style:text-underline-width="auto" style:text-underline-color="font-color" fo:font-weight="bold" style:font-size-asian="16pt" style:font-weight-asian="bold" style:font-size-complex="16pt" style:font-weight-complex="bold"/>
    </style:style>
    <style:style style:name="P26" style:family="paragraph" style:parent-style-name="List_20_Paragraph" style:list-style-name="WWNum3">
      <style:paragraph-properties fo:margin-left="0in" fo:margin-right="0in" fo:margin-top="0in" fo:margin-bottom="0in" fo:line-height="100%" fo:text-indent="0in" style:auto-text-indent="false"/>
      <style:text-properties fo:font-size="11pt" officeooo:paragraph-rsid="000df94a" style:font-size-asian="11pt" style:font-size-complex="11pt"/>
    </style:style>
    <style:style style:name="T1" style:family="text">
      <style:text-properties fo:language="en" fo:country="US"/>
    </style:style>
    <style:style style:name="T2" style:family="text">
      <style:text-properties style:language-asian="es" style:country-asian="ES"/>
    </style:style>
    <style:style style:name="T3" style:family="text">
      <style:text-properties officeooo:rsid="000df94a" style:language-asian="es" style:country-asian="ES"/>
    </style:style>
    <style:style style:name="T4" style:family="text">
      <style:text-properties officeooo:rsid="000df94a"/>
    </style:style>
    <style:style style:name="T5" style:family="text">
      <style:text-properties officeooo:rsid="00100f87"/>
    </style:style>
    <style:style style:name="T6" style:family="text">
      <style:text-properties style:font-name="Courier 10 Pitch" fo:font-size="10pt" officeooo:rsid="00100f87" style:font-size-asian="10pt" style:font-size-complex="10pt"/>
    </style:style>
    <style:style style:name="T7" style:family="text">
      <style:text-properties officeooo:rsid="0011c6d9"/>
    </style:style>
    <style:style style:name="T8" style:family="text">
      <style:text-properties officeooo:rsid="00130b06"/>
    </style:style>
    <style:style style:name="T9" style:family="text">
      <style:text-properties officeooo:rsid="00138714"/>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
      <text:p text:style-name="P6"/>
      <text:p text:style-name="P6"/>
      <text:p text:style-name="P6"/>
      <text:p text:style-name="P6"/>
      <text:p text:style-name="P6"/>
      <text:p text:style-name="P6"/>
      <text:p text:style-name="P8"><text:span text:style-name="T1">TPE</text:span>1</text:p>
      <text:p text:style-name="P7"/>
      <text:p text:style-name="P7"/>
      <text:p text:style-name="P7"/>
      <text:p text:style-name="P7">Autómatas, Teoría de Lenguajes</text:p>
      <text:p text:style-name="P7">y Compiladores</text:p>
      <text:p text:style-name="P5"/>
      <text:p text:style-name="P5"/>
      <text:p text:style-name="P5"/>
      <text:p text:style-name="P5"/>
      <text:p text:style-name="P9"/>
      <text:p text:style-name="P9"/>
      <text:p text:style-name="P9"/>
      <text:p text:style-name="P9"/>
      <text:p text:style-name="P9"/>
      <text:p text:style-name="P9"/>
      <text:p text:style-name="P11">Profesores</text:p>
      <text:p text:style-name="P14"><text:tab/>Santos, Juan Miguel</text:p>
      <text:p text:style-name="P10"><text:span text:style-name="T3"><text:tab/>A</text:span><text:span text:style-name="T2">rias Roig, Ana María</text:span></text:p>
      <text:p text:style-name="P14"><text:tab/>Pose, Alberto Miguel</text:p>
      <text:p text:style-name="P9"/>
      <text:p text:style-name="P11">Alumnos</text:p>
      <text:p text:style-name="P10"><text:span text:style-name="T4"><text:tab/>M</text:span>agnorsky, Alejandro</text:p>
      <text:p text:style-name="P10"><text:tab/>Mata Suárez, Andrés</text:p>
      <text:list xml:id="list1491175953" text:style-name="WWNum3">
        <text:list-header>
          <text:p text:style-name="P26"/>
          <text:list>
            <text:list-item>
              <text:list>
                <text:list-item>
                  <text:list>
                    <text:list-header>
                      <text:p text:style-name="P16">Fecha de entrega</text:p>
                    </text:list-header>
                  </text:list>
                </text:list-item>
              </text:list>
            </text:list-item>
          </text:list>
        </text:list-header>
      </text:list>
      <text:p text:style-name="P9"><text:tab/>06/05/201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2011</text:p>
      <text:p text:style-name="P9"/>
      <text:p text:style-name="P9"/>
      <text:p text:style-name="P9"><text:soft-page-break/></text:p>
      <text:p text:style-name="P17">Índice</text:p>
      <text:p text:style-name="P17"/>
      <text:p text:style-name="P13"><text:tab/>Consideraciones realizadas ……………………….…….…….……......<text:tab/>3</text:p>
      <text:p text:style-name="P13"><text:tab/>Descripción del desarrollo del TP …………………...…….…….……..<text:tab/>4</text:p>
      <text:p text:style-name="P13"><text:tab/>Dificultades encontradas en el desarrollo del <text:s/><text:span text:style-name="T4">T</text:span>P .…….…….…….<text:tab/>5</text:p>
      <text:p text:style-name="P13"><text:tab/>Futuras extensiones ……………………………..…......…….…….…….<text:tab/>6</text:p>
      <text:p text:style-name="P13"><text:tab/>Conclusión ………………………………………………...…….…….……..<text:tab/>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Consideraciones realizadas</text:p>
      <text:p text:style-name="P2"/>
      <text:p text:style-name="P3"><text:tab/>Asumimos que los nombres de los elementos sólo podían estar formados por letras minúsculas del idioma inglés dado que en la consigna los ejemplos eran de esa forma.</text:p>
      <text:p text:style-name="P19"/>
      <text:p text:style-name="P3"><text:tab/><text:span text:style-name="T5">Con respecto a los argumentos en línea de comandos, se optó, a modo de evitar complicaciones innecesarias, dar prioridad al orden de ejecución de cada comando. De ese modo, se permite introducir varios comandos en una misma ejecución sin que haya conflictos entre ellos ni comportamiento no deseado (que el comando -m no colisione con el -n si no fueron cargados los nombres correctamente,o bien, que al introducir primero el comando -t y luego el -n, se ejecute -t sobre la lista de elementos original, y luego se carge la nueva lista dada por -n, por poner algunos ejemplos).</text:span></text:p>
      <text:p text:style-name="P20"/>
      <text:p text:style-name="P21"><text:tab/>Dicho esto, el orden de ejecución es: -n y -m, -h, -t, -b, -e.</text:p>
      <text:p text:style-name="P21"/>
      <text:p text:style-name="P21"><text:tab/>Por otro lado, con la misma justifiación de evitar posibles comportamientos no ideales, se tomó la decisión de, para los casos de múltiple ingreso del mismo comando para comandos que requieran de un parámetro (ya sea archivo o elemento), sólo tomar como válido el argumento de la última ocurrencia del comando.</text:p>
      <text:p text:style-name="P21"/>
      <text:p text:style-name="P21"><text:tab/>A modo de ejemplo abarcativo, si se ingresara:</text:p>
      <text:p text:style-name="P4"><text:span text:style-name="T5"><text:tab/></text:span><text:span text:style-name="T6">$&gt; java -cp “bin/” Alchemy -e water -t -h -e fire -b earth</text:span></text:p>
      <text:p text:style-name="P21"/>
      <text:p text:style-name="P4"><text:span text:style-name="T5"><text:tab/>Se ejecutarían los comandos en el siguiente orden </text:span><text:span text:style-name="T7">y de la siguiente manera</text:span><text:span text:style-name="T5">:</text:span></text:p>
      <text:list xml:id="list805773566" text:style-name="L1">
        <text:list-item>
          <text:list>
            <text:list-item>
              <text:list>
                <text:list-item>
                  <text:p text:style-name="P22">-h<text:tab/><text:tab/>→ Imprime mensaje de ayuda.</text:p>
                </text:list-item>
                <text:list-item>
                  <text:p text:style-name="P22">-t<text:tab/><text:tab/>→ Imprime los elementos terminales.</text:p>
                </text:list-item>
                <text:list-item>
                  <text:p text:style-name="P23"><text:span text:style-name="T5">-b earth<text:tab/>→ Se muestran aquellos </text:span><text:span text:style-name="T7">elementos básicos <text:tab/><text:tab/><text:tab/>necesarios para formar 'earth'.</text:span></text:p>
                </text:list-item>
                <text:list-item>
                  <text:p text:style-name="P24">-e fire<text:tab/><text:tab/>→ Se muestran aquellos elementos derivados de <text:tab/><text:tab/>'fire' (se ignora por completo el parámetro 'water' <text:tab/><text:tab/>ingresado en una primera instancia).</text:p>
                </text:list-item>
              </text:list>
            </text:list-item>
          </text:list>
        </text:list-item>
      </text:list>
      <text:p text:style-name="P3"/>
      <text:p text:style-name="P3"><text:tab/><text:span text:style-name="T8">Cambiando </text:span><text:span text:style-name="T9">el </text:span><text:span text:style-name="T8">panorama, c</text:span>uando un usuario que se encuentra ejecutando la aplicación ingresa un comando inválido, es decir, que no es de la forma elementoA + elementoB, entonces se imprime un mensaje de error pero la aplicación continúa ejecutándose. En cambio, si el usuario quiere usar archivos de nombres de elementos o de magias que no tienen un formato válido, la aplicación le avisa con un mensaje de error adecuado y finaliza ya que no es lógico que siga ejecutándose con los datos mal cargados.</text:p>
      <text:p text:style-name="P3"/>
      <text:p text:style-name="P3"/>
      <text:p text:style-name="P3"/>
      <text:p text:style-name="P3"/>
      <text:p text:style-name="P3"/>
      <text:p text:style-name="P3"/>
      <text:p text:style-name="P3"/>
      <text:p text:style-name="P3"><text:soft-page-break/></text:p>
      <text:p text:style-name="P18">Descripción del desarrollo del TP</text:p>
      <text:p text:style-name="P25"/>
      <text:p text:style-name="P3"><text:tab/>Decidimos implementar la aplicación usando capas.</text:p>
      <text:p text:style-name="P19"/>
      <text:p text:style-name="P3"><text:tab/>La primera capa, sería una especie de View-Controller, está formada por la clase Alchemy que utiliza el AlchemyLexer para parsear las instrucciones que le llegan por entrada estándar. Además es la encargada de interpretar los argumentos por línea de comandos e imprimir las respuestas que le llegan de la capa de servicios.</text:p>
      <text:p text:style-name="P19"/>
      <text:p text:style-name="P3"><text:tab/>La segunda capa es la capa de Servicios, formada por Alchemist que usa SpellBook para resolver algunos requisitos.</text:p>
      <text:p text:style-name="P19"/>
      <text:p text:style-name="P3"><text:tab/>La tercera capa es la de acceso a los datos donde están incluídas las clases ElementsLoader y MagicLoader, que hacen uso de los respectivos lexers para parsear los archivos que contienen la información de nombres y magias.</text:p>
      <text:p text:style-name="P19"/>
      <text:p text:style-name="P3"><text:tab/>Por otro lado, está la capa del Model conformada por Element y Potion.</text:p>
      <text:p text:style-name="P19"/>
      <text:p text:style-name="P3"><text:tab/>Para los archivos .jflex que parsean la entrada estándar y el archivo de magias, usamos la transición de estados que provee JFlex. El archivo .jflex que parsea los nombres de elementos tiene una lógica más sencilla así que usamos sólo expresiones regulares para matchear las cadenas correctas y detectar si había algún err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Dificultades encontradas en el desarrollo del TP</text:p>
      <text:p text:style-name="P25"/>
      <text:p text:style-name="P3"><text:tab/>Al principio, nos costó encontrar un ejemplo simple del uso de JFlex cuya sintaxis difiere un poco de la de Lex. Habiendo encontrado un buen ejemplo nos resultó fácil implementar métodos dentro del .jflex, agregar imports, definir estados, variables, etc.</text:p>
      <text:p text:style-name="P19"/>
      <text:p text:style-name="P3"><text:tab/>El parseo de la entrada estándar y del archivo de magias presentó la dificultad de encontrar una forma que validara únicamente eso, lo cual llevo a realizar más de una implementación. Al principio no usamos estados pero implementando el parseo de magic y utilizando dicha herramienta nos pareció muy útil y decidimos emplearla también para validar la entrada estánda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Futuras extensiones</text:p>
      <text:p text:style-name="P25"/>
      <text:p text:style-name="P3"><text:tab/>Podría agregársele la condición de unir más de 2 elementos entre sí. En dicho caso, primero habría que considerar si la agregación de elementos sigue siendo conmutativa y asociativa. Habría que modificar los .jflex para que la validación contemple la unión de más de 2 elementos. Además las pociones tendrían una lista de elementos de tamaño dinámico.</text:p>
      <text:p text:style-name="P19"/>
      <text:p text:style-name="P3"><text:tab/>Otra modificación posible sería hacer que el orden de la unión influya en el elemento resultante. Dicho cambio es más fácil de implementar que el anterio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Conclusión</text:p>
      <text:p text:style-name="P25"/>
      <text:p text:style-name="P3"><text:tab/>Aplicando JFlex, que brinda manejo de expresiones regulares, estados, y otras herramientas, desarrollamos una aplicación que distingue minuciosamente entre lo que es un formato aceptado de otro que no, tanto en la entrada estándar como en archivos. De esta forma proporcionamos mayor robustez y confiabilidad al pro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Courier 10 Pitch" svg:font-family="'Courier 10 Pitch'" style:font-pitch="fixed"/>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style style:name="Header" style:family="paragraph" style:parent-style-name="Standard" style:default-outline-level="" style:class="extra">
      <style:paragraph-properties fo:margin-top="0in" fo:margin-bottom="0in" fo:line-height="100%"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2595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jandro</meta:initial-creator>
    <dc:creator>Hellacopter </dc:creator>
    <meta:editing-cycles>8</meta:editing-cycles>
    <meta:creation-date>2011-04-25T04:36:00</meta:creation-date>
    <dc:date>2011-04-30T02:29:49</dc:date>
    <meta:editing-duration>PT00H40M30S</meta:editing-duration>
    <meta:generator>OpenOffice.org/3.2$Linux OpenOffice.org_project/320m19$Build-9505</meta:generator>
    <meta:document-statistic meta:table-count="0" meta:image-count="0" meta:object-count="0" meta:page-count="7" meta:paragraph-count="48" meta:word-count="850" meta:character-count="5284"/>
    <meta:template xlink:type="simple" xlink:actuate="onRequest" xlink:title="Normal" xlink:href=""/>
  </office:meta>
</office:document-meta>
</file>